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ed1c24" draw:textarea-horizontal-align="justify" draw:textarea-vertical-align="middle" draw:auto-grow-height="false" fo:min-height="0.021cm" fo:min-width="0cm"/>
    </style:style>
    <style:style style:name="gr3" style:family="graphic" style:parent-style-name="standard">
      <style:graphic-properties draw:fill-color="#0066b3" draw:textarea-horizontal-align="justify" draw:textarea-vertical-align="middle" draw:auto-grow-height="false" fo:min-height="0.021cm" fo:min-width="0cm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ed1c24" draw:textarea-horizontal-align="center" draw:textarea-vertical-align="middle" draw:auto-grow-height="false" draw:fit-to-size="false" style:shrink-to-fit="false" fo:min-height="4.105cm" fo:min-width="10.673cm" fo:padding-top="0.13cm" fo:padding-bottom="0.13cm" fo:padding-left="0.25cm" fo:padding-right="0.25cm" fo:wrap-option="wrap" draw:shadow="visible" draw:shadow-offset-x="0.3cm" draw:shadow-offset-y="0.3cm" draw:shadow-color="#808080" draw:shadow-opacity="100%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66b3" draw:textarea-horizontal-align="center" draw:textarea-vertical-align="middle" draw:auto-grow-height="false" draw:fit-to-size="false" style:shrink-to-fit="false" fo:min-height="5.483cm" fo:min-width="14.828cm" fo:padding-top="0.13cm" fo:padding-bottom="0.13cm" fo:padding-left="0.25cm" fo:padding-right="0.25cm" fo:wrap-option="wrap" draw:shadow="visible" draw:shadow-offset-x="0.3cm" draw:shadow-offset-y="0.3cm" draw:shadow-color="#808080" draw:shadow-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loext:graphic-properties draw:fill-color="#0066b3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solid" draw:fill-color="#ed1c2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66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6cm" svg:y1="6.4cm" svg:x2="5.755cm" svg:y2="7.797cm">
          <text:p/>
        </draw:line>
        <draw:line draw:style-name="gr1" draw:text-style-name="P1" draw:layer="layout" svg:x1="9.055cm" svg:y1="6.401cm" svg:x2="12.46cm" svg:y2="7.798cm">
          <text:p/>
        </draw:line>
        <draw:line draw:style-name="gr1" draw:text-style-name="P1" draw:layer="layout" svg:x1="5.782cm" svg:y1="7.8cm" svg:x2="4.208cm" svg:y2="9.197cm">
          <text:p/>
        </draw:line>
        <draw:line draw:style-name="gr1" draw:text-style-name="P1" draw:layer="layout" svg:x1="5.733cm" svg:y1="7.801cm" svg:x2="7.307cm" svg:y2="9.198cm">
          <text:p/>
        </draw:line>
        <draw:line draw:style-name="gr1" draw:text-style-name="P1" draw:layer="layout" svg:x1="12.483cm" svg:y1="7.8cm" svg:x2="10.909cm" svg:y2="9.197cm">
          <text:p/>
        </draw:line>
        <draw:line draw:style-name="gr1" draw:text-style-name="P1" draw:layer="layout" svg:x1="12.434cm" svg:y1="7.801cm" svg:x2="14.008cm" svg:y2="9.198cm">
          <text:p/>
        </draw:line>
        <draw:line draw:style-name="gr1" draw:text-style-name="P1" draw:layer="layout" svg:x1="4.268cm" svg:y1="9.2cm" svg:x2="3.41cm" svg:y2="10.597cm">
          <text:p/>
        </draw:line>
        <draw:line draw:style-name="gr1" draw:text-style-name="P1" draw:layer="layout" svg:x1="4.241cm" svg:y1="9.201cm" svg:x2="5.099cm" svg:y2="10.598cm">
          <text:p/>
        </draw:line>
        <draw:line draw:style-name="gr1" draw:text-style-name="P1" draw:layer="layout" svg:x1="7.269cm" svg:y1="9.2cm" svg:x2="6.411cm" svg:y2="10.597cm">
          <text:p/>
        </draw:line>
        <draw:line draw:style-name="gr1" draw:text-style-name="P1" draw:layer="layout" svg:x1="7.242cm" svg:y1="9.201cm" svg:x2="8.1cm" svg:y2="10.598cm">
          <text:p/>
        </draw:line>
        <draw:line draw:style-name="gr1" draw:text-style-name="P1" draw:layer="layout" svg:x1="10.97cm" svg:y1="9.2cm" svg:x2="10.112cm" svg:y2="10.597cm">
          <text:p/>
        </draw:line>
        <draw:line draw:style-name="gr1" draw:text-style-name="P1" draw:layer="layout" svg:x1="10.943cm" svg:y1="9.201cm" svg:x2="11.801cm" svg:y2="10.598cm">
          <text:p/>
        </draw:line>
        <draw:line draw:style-name="gr1" draw:text-style-name="P1" draw:layer="layout" svg:x1="13.971cm" svg:y1="9.2cm" svg:x2="13.113cm" svg:y2="10.597cm">
          <text:p/>
        </draw:line>
        <draw:line draw:style-name="gr1" draw:text-style-name="P1" draw:layer="layout" svg:x1="13.944cm" svg:y1="9.201cm" svg:x2="14.802cm" svg:y2="10.598cm">
          <text:p/>
        </draw:line>
        <draw:line draw:style-name="gr1" draw:text-style-name="P1" draw:layer="layout" svg:x1="3.485cm" svg:y1="10.6cm" svg:x2="3.111cm" svg:y2="11.997cm">
          <text:p/>
        </draw:line>
        <draw:line draw:style-name="gr1" draw:text-style-name="P1" draw:layer="layout" svg:x1="3.474cm" svg:y1="10.601cm" svg:x2="3.848cm" svg:y2="11.998cm">
          <text:p/>
        </draw:line>
        <draw:line draw:style-name="gr1" draw:text-style-name="P1" draw:layer="layout" svg:x1="5.086cm" svg:y1="10.6cm" svg:x2="4.712cm" svg:y2="11.997cm">
          <text:p/>
        </draw:line>
        <draw:line draw:style-name="gr1" draw:text-style-name="P1" draw:layer="layout" svg:x1="5.075cm" svg:y1="10.601cm" svg:x2="5.449cm" svg:y2="11.998cm">
          <text:p/>
        </draw:line>
        <draw:line draw:style-name="gr1" draw:text-style-name="P1" draw:layer="layout" svg:x1="8.088cm" svg:y1="10.6cm" svg:x2="7.714cm" svg:y2="11.997cm">
          <text:p/>
        </draw:line>
        <draw:line draw:style-name="gr1" draw:text-style-name="P1" draw:layer="layout" svg:x1="8.077cm" svg:y1="10.601cm" svg:x2="8.451cm" svg:y2="11.998cm">
          <text:p/>
        </draw:line>
        <draw:line draw:style-name="gr1" draw:text-style-name="P1" draw:layer="layout" svg:x1="10.189cm" svg:y1="10.6cm" svg:x2="9.815cm" svg:y2="11.997cm">
          <text:p/>
        </draw:line>
        <draw:line draw:style-name="gr1" draw:text-style-name="P1" draw:layer="layout" svg:x1="10.178cm" svg:y1="10.601cm" svg:x2="10.552cm" svg:y2="11.998cm">
          <text:p/>
        </draw:line>
        <draw:line draw:style-name="gr1" draw:text-style-name="P1" draw:layer="layout" svg:x1="11.79cm" svg:y1="10.6cm" svg:x2="11.416cm" svg:y2="11.997cm">
          <text:p/>
        </draw:line>
        <draw:line draw:style-name="gr1" draw:text-style-name="P1" draw:layer="layout" svg:x1="11.779cm" svg:y1="10.601cm" svg:x2="12.153cm" svg:y2="11.998cm">
          <text:p/>
        </draw:line>
        <draw:line draw:style-name="gr1" draw:text-style-name="P1" draw:layer="layout" svg:x1="13.191cm" svg:y1="10.6cm" svg:x2="12.817cm" svg:y2="11.997cm">
          <text:p/>
        </draw:line>
        <draw:line draw:style-name="gr1" draw:text-style-name="P1" draw:layer="layout" svg:x1="13.18cm" svg:y1="10.601cm" svg:x2="13.554cm" svg:y2="11.998cm">
          <text:p/>
        </draw:line>
        <draw:line draw:style-name="gr1" draw:text-style-name="P1" draw:layer="layout" svg:x1="22.46cm" svg:y1="6.4cm" svg:x2="19.055cm" svg:y2="7.797cm">
          <text:p/>
        </draw:line>
        <draw:line draw:style-name="gr1" draw:text-style-name="P1" draw:layer="layout" svg:x1="22.355cm" svg:y1="6.401cm" svg:x2="25.76cm" svg:y2="7.798cm">
          <text:p/>
        </draw:line>
        <draw:line draw:style-name="gr1" draw:text-style-name="P1" draw:layer="layout" svg:x1="19.082cm" svg:y1="7.8cm" svg:x2="17.508cm" svg:y2="9.197cm">
          <text:p/>
        </draw:line>
        <draw:line draw:style-name="gr1" draw:text-style-name="P1" draw:layer="layout" svg:x1="19.033cm" svg:y1="7.801cm" svg:x2="20.607cm" svg:y2="9.198cm">
          <text:p/>
        </draw:line>
        <draw:line draw:style-name="gr1" draw:text-style-name="P1" draw:layer="layout" svg:x1="25.783cm" svg:y1="7.8cm" svg:x2="24.209cm" svg:y2="9.197cm">
          <text:p/>
        </draw:line>
        <draw:line draw:style-name="gr1" draw:text-style-name="P1" draw:layer="layout" svg:x1="25.734cm" svg:y1="7.801cm" svg:x2="27.308cm" svg:y2="9.198cm">
          <text:p/>
        </draw:line>
        <draw:line draw:style-name="gr1" draw:text-style-name="P1" draw:layer="layout" svg:x1="17.568cm" svg:y1="9.2cm" svg:x2="16.71cm" svg:y2="10.597cm">
          <text:p/>
        </draw:line>
        <draw:line draw:style-name="gr1" draw:text-style-name="P1" draw:layer="layout" svg:x1="17.541cm" svg:y1="9.201cm" svg:x2="18.399cm" svg:y2="10.598cm">
          <text:p/>
        </draw:line>
        <draw:line draw:style-name="gr1" draw:text-style-name="P1" draw:layer="layout" svg:x1="20.569cm" svg:y1="9.2cm" svg:x2="19.711cm" svg:y2="10.597cm">
          <text:p/>
        </draw:line>
        <draw:line draw:style-name="gr1" draw:text-style-name="P1" draw:layer="layout" svg:x1="20.542cm" svg:y1="9.201cm" svg:x2="21.4cm" svg:y2="10.598cm">
          <text:p/>
        </draw:line>
        <draw:line draw:style-name="gr1" draw:text-style-name="P1" draw:layer="layout" svg:x1="24.27cm" svg:y1="9.2cm" svg:x2="23.412cm" svg:y2="10.597cm">
          <text:p/>
        </draw:line>
        <draw:line draw:style-name="gr1" draw:text-style-name="P1" draw:layer="layout" svg:x1="24.243cm" svg:y1="9.201cm" svg:x2="25.101cm" svg:y2="10.598cm">
          <text:p/>
        </draw:line>
        <draw:line draw:style-name="gr1" draw:text-style-name="P1" draw:layer="layout" svg:x1="27.271cm" svg:y1="9.2cm" svg:x2="26.413cm" svg:y2="10.597cm">
          <text:p/>
        </draw:line>
        <draw:line draw:style-name="gr1" draw:text-style-name="P1" draw:layer="layout" svg:x1="27.244cm" svg:y1="9.201cm" svg:x2="28.102cm" svg:y2="10.598cm">
          <text:p/>
        </draw:line>
        <draw:line draw:style-name="gr1" draw:text-style-name="P1" draw:layer="layout" svg:x1="16.785cm" svg:y1="10.6cm" svg:x2="16.411cm" svg:y2="11.997cm">
          <text:p/>
        </draw:line>
        <draw:line draw:style-name="gr1" draw:text-style-name="P1" draw:layer="layout" svg:x1="16.774cm" svg:y1="10.601cm" svg:x2="17.148cm" svg:y2="11.998cm">
          <text:p/>
        </draw:line>
        <draw:line draw:style-name="gr1" draw:text-style-name="P1" draw:layer="layout" svg:x1="19.787cm" svg:y1="10.6cm" svg:x2="19.413cm" svg:y2="11.997cm">
          <text:p/>
        </draw:line>
        <draw:line draw:style-name="gr1" draw:text-style-name="P1" draw:layer="layout" svg:x1="19.776cm" svg:y1="10.601cm" svg:x2="20.15cm" svg:y2="11.998cm">
          <text:p/>
        </draw:line>
        <draw:line draw:style-name="gr1" draw:text-style-name="P1" draw:layer="layout" svg:x1="21.388cm" svg:y1="10.6cm" svg:x2="21.014cm" svg:y2="11.997cm">
          <text:p/>
        </draw:line>
        <draw:line draw:style-name="gr1" draw:text-style-name="P1" draw:layer="layout" svg:x1="21.377cm" svg:y1="10.601cm" svg:x2="21.751cm" svg:y2="11.998cm">
          <text:p/>
        </draw:line>
        <draw:line draw:style-name="gr1" draw:text-style-name="P1" draw:layer="layout" svg:x1="25.09cm" svg:y1="10.6cm" svg:x2="24.716cm" svg:y2="11.997cm">
          <text:p/>
        </draw:line>
        <draw:line draw:style-name="gr1" draw:text-style-name="P1" draw:layer="layout" svg:x1="25.079cm" svg:y1="10.601cm" svg:x2="25.453cm" svg:y2="11.998cm">
          <text:p/>
        </draw:line>
        <draw:line draw:style-name="gr1" draw:text-style-name="P1" draw:layer="layout" svg:x1="26.491cm" svg:y1="10.6cm" svg:x2="26.117cm" svg:y2="11.997cm">
          <text:p/>
        </draw:line>
        <draw:line draw:style-name="gr1" draw:text-style-name="P1" draw:layer="layout" svg:x1="26.48cm" svg:y1="10.601cm" svg:x2="26.854cm" svg:y2="11.998cm">
          <text:p/>
        </draw:line>
        <draw:line draw:style-name="gr1" draw:text-style-name="P1" draw:layer="layout" svg:x1="28.092cm" svg:y1="10.6cm" svg:x2="27.718cm" svg:y2="11.997cm">
          <text:p/>
        </draw:line>
        <draw:line draw:style-name="gr1" draw:text-style-name="P1" draw:layer="layout" svg:x1="28.081cm" svg:y1="10.601cm" svg:x2="28.455cm" svg:y2="11.998cm">
          <text:p/>
        </draw:line>
        <draw:line draw:style-name="gr1" draw:text-style-name="P1" draw:layer="layout" svg:x1="9.139cm" svg:y1="6.437cm" svg:x2="15.77cm" svg:y2="5.448cm">
          <text:p/>
        </draw:line>
        <draw:line draw:style-name="gr1" draw:text-style-name="P1" draw:layer="layout" svg:x1="22.47cm" svg:y1="6.438cm" svg:x2="15.839cm" svg:y2="5.449cm">
          <text:p/>
        </draw:line>
        <draw:line draw:style-name="gr1" draw:text-style-name="P1" draw:layer="layout" svg:x1="3.084cm" svg:y1="12cm" svg:x2="2.912cm" svg:y2="13.397cm">
          <text:p/>
        </draw:line>
        <draw:line draw:style-name="gr1" draw:text-style-name="P1" draw:layer="layout" svg:x1="3.079cm" svg:y1="12.001cm" svg:x2="3.251cm" svg:y2="13.398cm">
          <text:p/>
        </draw:line>
        <draw:line draw:style-name="gr1" draw:text-style-name="P1" draw:layer="layout" svg:x1="5.485cm" svg:y1="12cm" svg:x2="5.313cm" svg:y2="13.397cm">
          <text:p/>
        </draw:line>
        <draw:line draw:style-name="gr1" draw:text-style-name="P1" draw:layer="layout" svg:x1="5.48cm" svg:y1="12.001cm" svg:x2="5.652cm" svg:y2="13.398cm">
          <text:p/>
        </draw:line>
        <draw:line draw:style-name="gr1" draw:text-style-name="P1" draw:layer="layout" svg:x1="11.385cm" svg:y1="12cm" svg:x2="11.213cm" svg:y2="13.397cm">
          <text:p/>
        </draw:line>
        <draw:line draw:style-name="gr1" draw:text-style-name="P1" draw:layer="layout" svg:x1="11.38cm" svg:y1="12.001cm" svg:x2="11.552cm" svg:y2="13.398cm">
          <text:p/>
        </draw:line>
        <draw:line draw:style-name="gr1" draw:text-style-name="P1" draw:layer="layout" svg:x1="12.786cm" svg:y1="12cm" svg:x2="12.614cm" svg:y2="13.397cm">
          <text:p/>
        </draw:line>
        <draw:line draw:style-name="gr1" draw:text-style-name="P1" draw:layer="layout" svg:x1="12.781cm" svg:y1="12.001cm" svg:x2="12.953cm" svg:y2="13.398cm">
          <text:p/>
        </draw:line>
        <draw:line draw:style-name="gr1" draw:text-style-name="P1" draw:layer="layout" svg:x1="20.987cm" svg:y1="12cm" svg:x2="20.815cm" svg:y2="13.397cm">
          <text:p/>
        </draw:line>
        <draw:line draw:style-name="gr1" draw:text-style-name="P1" draw:layer="layout" svg:x1="20.982cm" svg:y1="12.001cm" svg:x2="21.154cm" svg:y2="13.398cm">
          <text:p/>
        </draw:line>
        <draw:line draw:style-name="gr1" draw:text-style-name="P1" draw:layer="layout" svg:x1="26.088cm" svg:y1="12cm" svg:x2="25.916cm" svg:y2="13.397cm">
          <text:p/>
        </draw:line>
        <draw:line draw:style-name="gr1" draw:text-style-name="P1" draw:layer="layout" svg:x1="26.083cm" svg:y1="12.001cm" svg:x2="26.255cm" svg:y2="13.398cm">
          <text:p/>
        </draw:line>
        <draw:custom-shape draw:style-name="gr2" draw:text-style-name="P2" draw:layer="layout" svg:width="0.381cm" svg:height="0.381cm" svg:x="15.597cm" svg:y="5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897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5.497cm" svg:y="7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4.097cm" svg:y="9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3.297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.897cm" svg:y="11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.597cm" svg:y="13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3.097cm" svg:y="13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3.697cm" svg:y="12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897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097cm" svg:y="9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2.297cm" svg:y="7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22.097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1.172cm" svg:height="4.364cm" draw:transform="rotate (0.486597795456019) translate (2.67cm 7.096cm)">
          <text:p text:style-name="P4"><text:span text:style-name="T1">Function line</text:span></text:p>
          <text:p text:style-name="P4"><text:span text:style-name="T1"/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5" draw:text-style-name="P6" draw:layer="layout" svg:width="15.327cm" svg:height="5.743cm" draw:transform="skewX (-4.23116730781016E-017) rotate (0.267384441405531) translate (5.045cm 16.662cm)">
          <text:p text:style-name="P4"><text:span text:style-name="T1">Arguments line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20T10:47:20.014846464</meta:creation-date>
    <meta:generator>LibreOffice/6.0.7.3$Linux_X86_64 LibreOffice_project/00m0$Build-3</meta:generator>
    <dc:date>2022-01-20T11:52:11.050443079</dc:date>
    <meta:editing-duration>PT10M47S</meta:editing-duration>
    <meta:editing-cycles>3</meta:editing-cycles>
    <meta:document-statistic meta:object-count="81"/>
  </office:meta>
</office:document-meta>
</file>